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p4p1" table:style-name="ta1">
        <table:shapes>
          <draw:frame draw:z-index="0" draw:style-name="gr1" draw:text-style-name="P1" svg:width="16.012cm" svg:height="8.995cm" svg:x="7.049cm" svg:y="1.915cm">
            <draw:object draw:notify-on-update-of-ranges="exp4p1.B1:exp4p1.B1 exp4p1.B2:exp4p1.B12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35243" calcext:value-type="float">
            <text:p>169353043524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35275" calcext:value-type="float">
            <text:p>169353043527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35375" calcext:value-type="float">
            <text:p>169353043537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35476" calcext:value-type="float">
            <text:p>16935304354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35575" calcext:value-type="float">
            <text:p>169353043557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435675" calcext:value-type="float">
            <text:p>169353043567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35775" calcext:value-type="float">
            <text:p>169353043577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35875" calcext:value-type="float">
            <text:p>169353043587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35975" calcext:value-type="float">
            <text:p>169353043597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36075" calcext:value-type="float">
            <text:p>169353043607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36175" calcext:value-type="float">
            <text:p>169353043617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36275" calcext:value-type="float">
            <text:p>169353043627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36375" calcext:value-type="float">
            <text:p>169353043637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36475" calcext:value-type="float">
            <text:p>169353043647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36575" calcext:value-type="float">
            <text:p>169353043657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36676" calcext:value-type="float">
            <text:p>16935304366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36776" calcext:value-type="float">
            <text:p>16935304367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36876" calcext:value-type="float">
            <text:p>16935304368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36976" calcext:value-type="float">
            <text:p>16935304369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37076" calcext:value-type="float">
            <text:p>16935304370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37176" calcext:value-type="float">
            <text:p>16935304371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37276" calcext:value-type="float">
            <text:p>16935304372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437376" calcext:value-type="float">
            <text:p>16935304373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37476" calcext:value-type="float">
            <text:p>16935304374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37576" calcext:value-type="float">
            <text:p>16935304375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37676" calcext:value-type="float">
            <text:p>16935304376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37776" calcext:value-type="float">
            <text:p>16935304377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37876" calcext:value-type="float">
            <text:p>16935304378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37976" calcext:value-type="float">
            <text:p>16935304379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38076" calcext:value-type="float">
            <text:p>16935304380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38176" calcext:value-type="float">
            <text:p>16935304381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38276" calcext:value-type="float">
            <text:p>16935304382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38376" calcext:value-type="float">
            <text:p>16935304383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438476" calcext:value-type="float">
            <text:p>16935304384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38576" calcext:value-type="float">
            <text:p>16935304385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38676" calcext:value-type="float">
            <text:p>16935304386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5" calcext:value-type="float">
            <text:p>4,25</text:p>
          </table:table-cell>
          <table:table-cell office:value-type="float" office:value="1693530438776" calcext:value-type="float">
            <text:p>16935304387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38876" calcext:value-type="float">
            <text:p>16935304388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38976" calcext:value-type="float">
            <text:p>16935304389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39076" calcext:value-type="float">
            <text:p>16935304390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39176" calcext:value-type="float">
            <text:p>16935304391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39276" calcext:value-type="float">
            <text:p>16935304392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39376" calcext:value-type="float">
            <text:p>16935304393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439476" calcext:value-type="float">
            <text:p>16935304394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39576" calcext:value-type="float">
            <text:p>16935304395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39676" calcext:value-type="float">
            <text:p>16935304396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39776" calcext:value-type="float">
            <text:p>16935304397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39876" calcext:value-type="float">
            <text:p>16935304398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39976" calcext:value-type="float">
            <text:p>16935304399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40076" calcext:value-type="float">
            <text:p>16935304400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40176" calcext:value-type="float">
            <text:p>16935304401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440276" calcext:value-type="float">
            <text:p>16935304402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40376" calcext:value-type="float">
            <text:p>16935304403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40476" calcext:value-type="float">
            <text:p>16935304404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440576" calcext:value-type="float">
            <text:p>16935304405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40676" calcext:value-type="float">
            <text:p>16935304406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40776" calcext:value-type="float">
            <text:p>16935304407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40876" calcext:value-type="float">
            <text:p>16935304408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40976" calcext:value-type="float">
            <text:p>16935304409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41076" calcext:value-type="float">
            <text:p>16935304410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441176" calcext:value-type="float">
            <text:p>16935304411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41276" calcext:value-type="float">
            <text:p>16935304412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41376" calcext:value-type="float">
            <text:p>16935304413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41476" calcext:value-type="float">
            <text:p>16935304414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441576" calcext:value-type="float">
            <text:p>16935304415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441676" calcext:value-type="float">
            <text:p>16935304416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41776" calcext:value-type="float">
            <text:p>16935304417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41876" calcext:value-type="float">
            <text:p>16935304418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41976" calcext:value-type="float">
            <text:p>16935304419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42076" calcext:value-type="float">
            <text:p>16935304420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442176" calcext:value-type="float">
            <text:p>16935304421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42276" calcext:value-type="float">
            <text:p>16935304422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442376" calcext:value-type="float">
            <text:p>16935304423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42476" calcext:value-type="float">
            <text:p>16935304424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42576" calcext:value-type="float">
            <text:p>16935304425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42676" calcext:value-type="float">
            <text:p>16935304426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42776" calcext:value-type="float">
            <text:p>16935304427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42876" calcext:value-type="float">
            <text:p>16935304428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42976" calcext:value-type="float">
            <text:p>16935304429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43076" calcext:value-type="float">
            <text:p>16935304430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43176" calcext:value-type="float">
            <text:p>16935304431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43276" calcext:value-type="float">
            <text:p>16935304432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0443376" calcext:value-type="float">
            <text:p>16935304433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43476" calcext:value-type="float">
            <text:p>16935304434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43576" calcext:value-type="float">
            <text:p>16935304435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43676" calcext:value-type="float">
            <text:p>16935304436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443776" calcext:value-type="float">
            <text:p>16935304437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43876" calcext:value-type="float">
            <text:p>16935304438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43976" calcext:value-type="float">
            <text:p>16935304439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44076" calcext:value-type="float">
            <text:p>16935304440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44176" calcext:value-type="float">
            <text:p>16935304441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44276" calcext:value-type="float">
            <text:p>16935304442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44376" calcext:value-type="float">
            <text:p>16935304443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44476" calcext:value-type="float">
            <text:p>16935304444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444576" calcext:value-type="float">
            <text:p>16935304445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44676" calcext:value-type="float">
            <text:p>16935304446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44776" calcext:value-type="float">
            <text:p>16935304447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44876" calcext:value-type="float">
            <text:p>16935304448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44976" calcext:value-type="float">
            <text:p>16935304449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445076" calcext:value-type="float">
            <text:p>16935304450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45176" calcext:value-type="float">
            <text:p>16935304451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45276" calcext:value-type="float">
            <text:p>16935304452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45376" calcext:value-type="float">
            <text:p>16935304453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45476" calcext:value-type="float">
            <text:p>16935304454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45576" calcext:value-type="float">
            <text:p>16935304455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45676" calcext:value-type="float">
            <text:p>16935304456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45776" calcext:value-type="float">
            <text:p>16935304457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5" calcext:value-type="float">
            <text:p>4,25</text:p>
          </table:table-cell>
          <table:table-cell office:value-type="float" office:value="1693530445876" calcext:value-type="float">
            <text:p>16935304458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445976" calcext:value-type="float">
            <text:p>16935304459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446076" calcext:value-type="float">
            <text:p>16935304460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46176" calcext:value-type="float">
            <text:p>16935304461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46276" calcext:value-type="float">
            <text:p>16935304462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46376" calcext:value-type="float">
            <text:p>16935304463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46476" calcext:value-type="float">
            <text:p>16935304464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46576" calcext:value-type="float">
            <text:p>16935304465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46676" calcext:value-type="float">
            <text:p>16935304466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46776" calcext:value-type="float">
            <text:p>16935304467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46876" calcext:value-type="float">
            <text:p>16935304468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446976" calcext:value-type="float">
            <text:p>16935304469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47076" calcext:value-type="float">
            <text:p>16935304470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47176" calcext:value-type="float">
            <text:p>16935304471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447276" calcext:value-type="float">
            <text:p>16935304472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47376" calcext:value-type="float">
            <text:p>16935304473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447476" calcext:value-type="float">
            <text:p>16935304474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47576" calcext:value-type="float">
            <text:p>16935304475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47676" calcext:value-type="float">
            <text:p>16935304476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47776" calcext:value-type="float">
            <text:p>16935304477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47876" calcext:value-type="float">
            <text:p>16935304478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47976" calcext:value-type="float">
            <text:p>16935304479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448076" calcext:value-type="float">
            <text:p>16935304480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0448176" calcext:value-type="float">
            <text:p>16935304481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6" calcext:value-type="float">
            <text:p>4,26</text:p>
          </table:table-cell>
          <table:table-cell office:value-type="float" office:value="1693530448276" calcext:value-type="float">
            <text:p>16935304482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448376" calcext:value-type="float">
            <text:p>16935304483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48476" calcext:value-type="float">
            <text:p>16935304484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448576" calcext:value-type="float">
            <text:p>16935304485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48676" calcext:value-type="float">
            <text:p>16935304486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48776" calcext:value-type="float">
            <text:p>16935304487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48876" calcext:value-type="float">
            <text:p>16935304488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48976" calcext:value-type="float">
            <text:p>16935304489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49076" calcext:value-type="float">
            <text:p>16935304490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49176" calcext:value-type="float">
            <text:p>16935304491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449276" calcext:value-type="float">
            <text:p>16935304492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49376" calcext:value-type="float">
            <text:p>16935304493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49476" calcext:value-type="float">
            <text:p>16935304494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49576" calcext:value-type="float">
            <text:p>16935304495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49676" calcext:value-type="float">
            <text:p>16935304496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49776" calcext:value-type="float">
            <text:p>16935304497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49876" calcext:value-type="float">
            <text:p>16935304498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0449976" calcext:value-type="float">
            <text:p>16935304499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0450076" calcext:value-type="float">
            <text:p>16935304500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50176" calcext:value-type="float">
            <text:p>16935304501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50276" calcext:value-type="float">
            <text:p>16935304502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50376" calcext:value-type="float">
            <text:p>16935304503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450476" calcext:value-type="float">
            <text:p>16935304504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50576" calcext:value-type="float">
            <text:p>16935304505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50676" calcext:value-type="float">
            <text:p>16935304506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450776" calcext:value-type="float">
            <text:p>16935304507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50876" calcext:value-type="float">
            <text:p>16935304508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50976" calcext:value-type="float">
            <text:p>16935304509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51076" calcext:value-type="float">
            <text:p>16935304510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51176" calcext:value-type="float">
            <text:p>16935304511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51276" calcext:value-type="float">
            <text:p>16935304512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51376" calcext:value-type="float">
            <text:p>16935304513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51476" calcext:value-type="float">
            <text:p>16935304514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51576" calcext:value-type="float">
            <text:p>16935304515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51676" calcext:value-type="float">
            <text:p>16935304516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51776" calcext:value-type="float">
            <text:p>16935304517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51876" calcext:value-type="float">
            <text:p>16935304518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51976" calcext:value-type="float">
            <text:p>16935304519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52076" calcext:value-type="float">
            <text:p>16935304520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52176" calcext:value-type="float">
            <text:p>16935304521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52276" calcext:value-type="float">
            <text:p>16935304522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52376" calcext:value-type="float">
            <text:p>16935304523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52476" calcext:value-type="float">
            <text:p>16935304524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452576" calcext:value-type="float">
            <text:p>16935304525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52676" calcext:value-type="float">
            <text:p>16935304526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5" calcext:value-type="float">
            <text:p>4,25</text:p>
          </table:table-cell>
          <table:table-cell office:value-type="float" office:value="1693530452776" calcext:value-type="float">
            <text:p>16935304527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452876" calcext:value-type="float">
            <text:p>16935304528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52976" calcext:value-type="float">
            <text:p>16935304529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53076" calcext:value-type="float">
            <text:p>16935304530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453176" calcext:value-type="float">
            <text:p>16935304531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53276" calcext:value-type="float">
            <text:p>16935304532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53376" calcext:value-type="float">
            <text:p>16935304533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453476" calcext:value-type="float">
            <text:p>16935304534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53576" calcext:value-type="float">
            <text:p>16935304535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5" calcext:value-type="float">
            <text:p>4,25</text:p>
          </table:table-cell>
          <table:table-cell office:value-type="float" office:value="1693530453676" calcext:value-type="float">
            <text:p>16935304536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53776" calcext:value-type="float">
            <text:p>16935304537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5" calcext:value-type="float">
            <text:p>4,25</text:p>
          </table:table-cell>
          <table:table-cell office:value-type="float" office:value="1693530453876" calcext:value-type="float">
            <text:p>16935304538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53976" calcext:value-type="float">
            <text:p>16935304539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54076" calcext:value-type="float">
            <text:p>16935304540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54176" calcext:value-type="float">
            <text:p>16935304541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54276" calcext:value-type="float">
            <text:p>16935304542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54376" calcext:value-type="float">
            <text:p>16935304543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54476" calcext:value-type="float">
            <text:p>16935304544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5" calcext:value-type="float">
            <text:p>4,25</text:p>
          </table:table-cell>
          <table:table-cell office:value-type="float" office:value="1693530454576" calcext:value-type="float">
            <text:p>16935304545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454676" calcext:value-type="float">
            <text:p>16935304546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54776" calcext:value-type="float">
            <text:p>16935304547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54876" calcext:value-type="float">
            <text:p>16935304548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454976" calcext:value-type="float">
            <text:p>16935304549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55076" calcext:value-type="float">
            <text:p>16935304550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55176" calcext:value-type="float">
            <text:p>16935304551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55276" calcext:value-type="float">
            <text:p>16935304552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455376" calcext:value-type="float">
            <text:p>16935304553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55476" calcext:value-type="float">
            <text:p>16935304554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55576" calcext:value-type="float">
            <text:p>16935304555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55676" calcext:value-type="float">
            <text:p>16935304556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6" calcext:value-type="float">
            <text:p>4,26</text:p>
          </table:table-cell>
          <table:table-cell office:value-type="float" office:value="1693530455776" calcext:value-type="float">
            <text:p>16935304557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455876" calcext:value-type="float">
            <text:p>16935304558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6" calcext:value-type="float">
            <text:p>4,26</text:p>
          </table:table-cell>
          <table:table-cell office:value-type="float" office:value="1693530455976" calcext:value-type="float">
            <text:p>16935304559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56076" calcext:value-type="float">
            <text:p>16935304560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8" calcext:value-type="float">
            <text:p>4,28</text:p>
          </table:table-cell>
          <table:table-cell office:value-type="float" office:value="1693530456176" calcext:value-type="float">
            <text:p>16935304561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7" calcext:value-type="float">
            <text:p>4,27</text:p>
          </table:table-cell>
          <table:table-cell office:value-type="float" office:value="1693530456276" calcext:value-type="float">
            <text:p>16935304562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6" calcext:value-type="float">
            <text:p>4,26</text:p>
          </table:table-cell>
          <table:table-cell office:value-type="float" office:value="1693530456376" calcext:value-type="float">
            <text:p>16935304563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9" calcext:value-type="float">
            <text:p>4,29</text:p>
          </table:table-cell>
          <table:table-cell office:value-type="float" office:value="1693530456476" calcext:value-type="float">
            <text:p>16935304564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6" calcext:value-type="float">
            <text:p>4,26</text:p>
          </table:table-cell>
          <table:table-cell office:value-type="float" office:value="1693530456576" calcext:value-type="float">
            <text:p>16935304565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56676" calcext:value-type="float">
            <text:p>16935304566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456776" calcext:value-type="float">
            <text:p>16935304567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56876" calcext:value-type="float">
            <text:p>16935304568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56976" calcext:value-type="float">
            <text:p>16935304569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57076" calcext:value-type="float">
            <text:p>16935304570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57176" calcext:value-type="float">
            <text:p>16935304571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57276" calcext:value-type="float">
            <text:p>16935304572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457376" calcext:value-type="float">
            <text:p>16935304573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0457476" calcext:value-type="float">
            <text:p>16935304574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457576" calcext:value-type="float">
            <text:p>16935304575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0457676" calcext:value-type="float">
            <text:p>16935304576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57776" calcext:value-type="float">
            <text:p>16935304577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0457876" calcext:value-type="float">
            <text:p>16935304578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57976" calcext:value-type="float">
            <text:p>16935304579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58076" calcext:value-type="float">
            <text:p>16935304580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58176" calcext:value-type="float">
            <text:p>16935304581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58276" calcext:value-type="float">
            <text:p>16935304582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58376" calcext:value-type="float">
            <text:p>16935304583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58476" calcext:value-type="float">
            <text:p>16935304584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58576" calcext:value-type="float">
            <text:p>16935304585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458676" calcext:value-type="float">
            <text:p>16935304586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58776" calcext:value-type="float">
            <text:p>16935304587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58876" calcext:value-type="float">
            <text:p>16935304588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58976" calcext:value-type="float">
            <text:p>16935304589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59076" calcext:value-type="float">
            <text:p>16935304590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459176" calcext:value-type="float">
            <text:p>16935304591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59276" calcext:value-type="float">
            <text:p>16935304592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459376" calcext:value-type="float">
            <text:p>16935304593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59476" calcext:value-type="float">
            <text:p>16935304594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59576" calcext:value-type="float">
            <text:p>16935304595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59676" calcext:value-type="float">
            <text:p>16935304596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59776" calcext:value-type="float">
            <text:p>16935304597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59876" calcext:value-type="float">
            <text:p>16935304598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59976" calcext:value-type="float">
            <text:p>16935304599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460076" calcext:value-type="float">
            <text:p>16935304600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60176" calcext:value-type="float">
            <text:p>16935304601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60276" calcext:value-type="float">
            <text:p>16935304602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460376" calcext:value-type="float">
            <text:p>16935304603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60476" calcext:value-type="float">
            <text:p>16935304604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60576" calcext:value-type="float">
            <text:p>16935304605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60676" calcext:value-type="float">
            <text:p>16935304606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60776" calcext:value-type="float">
            <text:p>16935304607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60876" calcext:value-type="float">
            <text:p>16935304608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60976" calcext:value-type="float">
            <text:p>16935304609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61076" calcext:value-type="float">
            <text:p>16935304610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61176" calcext:value-type="float">
            <text:p>16935304611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461276" calcext:value-type="float">
            <text:p>16935304612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61376" calcext:value-type="float">
            <text:p>16935304613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61476" calcext:value-type="float">
            <text:p>16935304614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61576" calcext:value-type="float">
            <text:p>16935304615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461676" calcext:value-type="float">
            <text:p>16935304616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61776" calcext:value-type="float">
            <text:p>16935304617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461876" calcext:value-type="float">
            <text:p>16935304618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61976" calcext:value-type="float">
            <text:p>16935304619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62076" calcext:value-type="float">
            <text:p>16935304620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62176" calcext:value-type="float">
            <text:p>16935304621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62276" calcext:value-type="float">
            <text:p>16935304622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62376" calcext:value-type="float">
            <text:p>16935304623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62476" calcext:value-type="float">
            <text:p>16935304624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62576" calcext:value-type="float">
            <text:p>16935304625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62676" calcext:value-type="float">
            <text:p>16935304626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462776" calcext:value-type="float">
            <text:p>16935304627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62876" calcext:value-type="float">
            <text:p>16935304628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462976" calcext:value-type="float">
            <text:p>16935304629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63076" calcext:value-type="float">
            <text:p>16935304630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63176" calcext:value-type="float">
            <text:p>16935304631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63276" calcext:value-type="float">
            <text:p>16935304632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63376" calcext:value-type="float">
            <text:p>16935304633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63476" calcext:value-type="float">
            <text:p>16935304634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63576" calcext:value-type="float">
            <text:p>16935304635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63676" calcext:value-type="float">
            <text:p>16935304636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63777" calcext:value-type="float">
            <text:p>16935304637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463876" calcext:value-type="float">
            <text:p>16935304638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63976" calcext:value-type="float">
            <text:p>16935304639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64076" calcext:value-type="float">
            <text:p>16935304640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64176" calcext:value-type="float">
            <text:p>16935304641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5" calcext:value-type="float">
            <text:p>4,25</text:p>
          </table:table-cell>
          <table:table-cell office:value-type="float" office:value="1693530464276" calcext:value-type="float">
            <text:p>16935304642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64376" calcext:value-type="float">
            <text:p>16935304643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64476" calcext:value-type="float">
            <text:p>16935304644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64576" calcext:value-type="float">
            <text:p>16935304645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64676" calcext:value-type="float">
            <text:p>16935304646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64776" calcext:value-type="float">
            <text:p>16935304647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64876" calcext:value-type="float">
            <text:p>16935304648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64976" calcext:value-type="float">
            <text:p>16935304649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65076" calcext:value-type="float">
            <text:p>16935304650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65176" calcext:value-type="float">
            <text:p>16935304651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65276" calcext:value-type="float">
            <text:p>16935304652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465376" calcext:value-type="float">
            <text:p>16935304653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65477" calcext:value-type="float">
            <text:p>16935304654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65576" calcext:value-type="float">
            <text:p>16935304655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65676" calcext:value-type="float">
            <text:p>16935304656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465776" calcext:value-type="float">
            <text:p>16935304657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65876" calcext:value-type="float">
            <text:p>16935304658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5" calcext:value-type="float">
            <text:p>4,25</text:p>
          </table:table-cell>
          <table:table-cell office:value-type="float" office:value="1693530465976" calcext:value-type="float">
            <text:p>16935304659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66076" calcext:value-type="float">
            <text:p>16935304660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66176" calcext:value-type="float">
            <text:p>16935304661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66277" calcext:value-type="float">
            <text:p>16935304662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66376" calcext:value-type="float">
            <text:p>16935304663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66476" calcext:value-type="float">
            <text:p>16935304664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66576" calcext:value-type="float">
            <text:p>16935304665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66676" calcext:value-type="float">
            <text:p>16935304666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66776" calcext:value-type="float">
            <text:p>16935304667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66876" calcext:value-type="float">
            <text:p>16935304668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66976" calcext:value-type="float">
            <text:p>16935304669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67076" calcext:value-type="float">
            <text:p>16935304670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67176" calcext:value-type="float">
            <text:p>16935304671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67276" calcext:value-type="float">
            <text:p>16935304672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467376" calcext:value-type="float">
            <text:p>16935304673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467476" calcext:value-type="float">
            <text:p>16935304674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67576" calcext:value-type="float">
            <text:p>16935304675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67676" calcext:value-type="float">
            <text:p>16935304676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67776" calcext:value-type="float">
            <text:p>16935304677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67876" calcext:value-type="float">
            <text:p>16935304678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467976" calcext:value-type="float">
            <text:p>16935304679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68076" calcext:value-type="float">
            <text:p>16935304680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68176" calcext:value-type="float">
            <text:p>16935304681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68276" calcext:value-type="float">
            <text:p>16935304682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468376" calcext:value-type="float">
            <text:p>16935304683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68476" calcext:value-type="float">
            <text:p>16935304684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68576" calcext:value-type="float">
            <text:p>16935304685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68676" calcext:value-type="float">
            <text:p>16935304686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68776" calcext:value-type="float">
            <text:p>16935304687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68876" calcext:value-type="float">
            <text:p>16935304688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68976" calcext:value-type="float">
            <text:p>16935304689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69076" calcext:value-type="float">
            <text:p>16935304690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69177" calcext:value-type="float">
            <text:p>16935304691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469276" calcext:value-type="float">
            <text:p>16935304692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69376" calcext:value-type="float">
            <text:p>16935304693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69476" calcext:value-type="float">
            <text:p>16935304694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69576" calcext:value-type="float">
            <text:p>16935304695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69676" calcext:value-type="float">
            <text:p>16935304696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69776" calcext:value-type="float">
            <text:p>16935304697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69876" calcext:value-type="float">
            <text:p>16935304698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469976" calcext:value-type="float">
            <text:p>16935304699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70076" calcext:value-type="float">
            <text:p>16935304700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70176" calcext:value-type="float">
            <text:p>16935304701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70276" calcext:value-type="float">
            <text:p>16935304702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470376" calcext:value-type="float">
            <text:p>16935304703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70477" calcext:value-type="float">
            <text:p>16935304704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70576" calcext:value-type="float">
            <text:p>16935304705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0470676" calcext:value-type="float">
            <text:p>16935304706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70776" calcext:value-type="float">
            <text:p>16935304707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70876" calcext:value-type="float">
            <text:p>16935304708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70976" calcext:value-type="float">
            <text:p>16935304709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71076" calcext:value-type="float">
            <text:p>16935304710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471176" calcext:value-type="float">
            <text:p>16935304711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71276" calcext:value-type="float">
            <text:p>16935304712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71376" calcext:value-type="float">
            <text:p>16935304713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71476" calcext:value-type="float">
            <text:p>16935304714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71576" calcext:value-type="float">
            <text:p>16935304715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71676" calcext:value-type="float">
            <text:p>16935304716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71776" calcext:value-type="float">
            <text:p>16935304717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71876" calcext:value-type="float">
            <text:p>16935304718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71976" calcext:value-type="float">
            <text:p>16935304719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72076" calcext:value-type="float">
            <text:p>16935304720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72176" calcext:value-type="float">
            <text:p>16935304721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472276" calcext:value-type="float">
            <text:p>16935304722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72377" calcext:value-type="float">
            <text:p>16935304723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72476" calcext:value-type="float">
            <text:p>16935304724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472576" calcext:value-type="float">
            <text:p>16935304725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72676" calcext:value-type="float">
            <text:p>16935304726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72776" calcext:value-type="float">
            <text:p>16935304727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0472876" calcext:value-type="float">
            <text:p>16935304728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72976" calcext:value-type="float">
            <text:p>16935304729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73076" calcext:value-type="float">
            <text:p>16935304730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73176" calcext:value-type="float">
            <text:p>16935304731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73277" calcext:value-type="float">
            <text:p>16935304732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73376" calcext:value-type="float">
            <text:p>16935304733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73477" calcext:value-type="float">
            <text:p>16935304734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73576" calcext:value-type="float">
            <text:p>16935304735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73676" calcext:value-type="float">
            <text:p>16935304736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73776" calcext:value-type="float">
            <text:p>16935304737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73876" calcext:value-type="float">
            <text:p>16935304738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473977" calcext:value-type="float">
            <text:p>16935304739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74076" calcext:value-type="float">
            <text:p>16935304740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74176" calcext:value-type="float">
            <text:p>16935304741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74276" calcext:value-type="float">
            <text:p>16935304742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474376" calcext:value-type="float">
            <text:p>16935304743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74476" calcext:value-type="float">
            <text:p>16935304744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74576" calcext:value-type="float">
            <text:p>16935304745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74676" calcext:value-type="float">
            <text:p>16935304746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74776" calcext:value-type="float">
            <text:p>16935304747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74877" calcext:value-type="float">
            <text:p>16935304748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474977" calcext:value-type="float">
            <text:p>16935304749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75076" calcext:value-type="float">
            <text:p>16935304750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75176" calcext:value-type="float">
            <text:p>16935304751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75276" calcext:value-type="float">
            <text:p>16935304752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75377" calcext:value-type="float">
            <text:p>16935304753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75477" calcext:value-type="float">
            <text:p>16935304754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75577" calcext:value-type="float">
            <text:p>16935304755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75676" calcext:value-type="float">
            <text:p>16935304756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475776" calcext:value-type="float">
            <text:p>16935304757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75877" calcext:value-type="float">
            <text:p>16935304758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475976" calcext:value-type="float">
            <text:p>16935304759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76076" calcext:value-type="float">
            <text:p>16935304760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76177" calcext:value-type="float">
            <text:p>16935304761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76276" calcext:value-type="float">
            <text:p>16935304762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5" calcext:value-type="float">
            <text:p>4,25</text:p>
          </table:table-cell>
          <table:table-cell office:value-type="float" office:value="1693530476376" calcext:value-type="float">
            <text:p>16935304763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76477" calcext:value-type="float">
            <text:p>16935304764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476576" calcext:value-type="float">
            <text:p>16935304765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76677" calcext:value-type="float">
            <text:p>16935304766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76777" calcext:value-type="float">
            <text:p>16935304767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76877" calcext:value-type="float">
            <text:p>16935304768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76977" calcext:value-type="float">
            <text:p>16935304769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77077" calcext:value-type="float">
            <text:p>16935304770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77177" calcext:value-type="float">
            <text:p>16935304771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77276" calcext:value-type="float">
            <text:p>169353047727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77377" calcext:value-type="float">
            <text:p>16935304773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77477" calcext:value-type="float">
            <text:p>16935304774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77577" calcext:value-type="float">
            <text:p>16935304775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77677" calcext:value-type="float">
            <text:p>16935304776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77777" calcext:value-type="float">
            <text:p>16935304777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77877" calcext:value-type="float">
            <text:p>16935304778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6" calcext:value-type="float">
            <text:p>4,26</text:p>
          </table:table-cell>
          <table:table-cell office:value-type="float" office:value="1693530477977" calcext:value-type="float">
            <text:p>16935304779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78077" calcext:value-type="float">
            <text:p>16935304780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78177" calcext:value-type="float">
            <text:p>16935304781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78277" calcext:value-type="float">
            <text:p>16935304782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78377" calcext:value-type="float">
            <text:p>16935304783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78477" calcext:value-type="float">
            <text:p>16935304784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78577" calcext:value-type="float">
            <text:p>16935304785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478677" calcext:value-type="float">
            <text:p>16935304786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78777" calcext:value-type="float">
            <text:p>16935304787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478877" calcext:value-type="float">
            <text:p>16935304788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78977" calcext:value-type="float">
            <text:p>16935304789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79077" calcext:value-type="float">
            <text:p>16935304790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79177" calcext:value-type="float">
            <text:p>16935304791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79277" calcext:value-type="float">
            <text:p>16935304792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79377" calcext:value-type="float">
            <text:p>16935304793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79477" calcext:value-type="float">
            <text:p>16935304794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79577" calcext:value-type="float">
            <text:p>16935304795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79677" calcext:value-type="float">
            <text:p>16935304796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79777" calcext:value-type="float">
            <text:p>16935304797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79877" calcext:value-type="float">
            <text:p>16935304798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79977" calcext:value-type="float">
            <text:p>16935304799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80077" calcext:value-type="float">
            <text:p>16935304800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80177" calcext:value-type="float">
            <text:p>16935304801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80277" calcext:value-type="float">
            <text:p>16935304802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80377" calcext:value-type="float">
            <text:p>16935304803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5" calcext:value-type="float">
            <text:p>4,25</text:p>
          </table:table-cell>
          <table:table-cell office:value-type="float" office:value="1693530480477" calcext:value-type="float">
            <text:p>16935304804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480577" calcext:value-type="float">
            <text:p>16935304805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80677" calcext:value-type="float">
            <text:p>16935304806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80777" calcext:value-type="float">
            <text:p>16935304807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80877" calcext:value-type="float">
            <text:p>16935304808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480977" calcext:value-type="float">
            <text:p>16935304809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481077" calcext:value-type="float">
            <text:p>16935304810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81177" calcext:value-type="float">
            <text:p>16935304811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81277" calcext:value-type="float">
            <text:p>16935304812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81377" calcext:value-type="float">
            <text:p>16935304813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481477" calcext:value-type="float">
            <text:p>16935304814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81577" calcext:value-type="float">
            <text:p>16935304815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81677" calcext:value-type="float">
            <text:p>16935304816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81777" calcext:value-type="float">
            <text:p>16935304817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81877" calcext:value-type="float">
            <text:p>16935304818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81977" calcext:value-type="float">
            <text:p>16935304819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82077" calcext:value-type="float">
            <text:p>16935304820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82177" calcext:value-type="float">
            <text:p>16935304821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82277" calcext:value-type="float">
            <text:p>16935304822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482377" calcext:value-type="float">
            <text:p>16935304823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82477" calcext:value-type="float">
            <text:p>16935304824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82577" calcext:value-type="float">
            <text:p>16935304825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482677" calcext:value-type="float">
            <text:p>16935304826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82777" calcext:value-type="float">
            <text:p>16935304827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82877" calcext:value-type="float">
            <text:p>16935304828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82977" calcext:value-type="float">
            <text:p>16935304829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83077" calcext:value-type="float">
            <text:p>16935304830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483177" calcext:value-type="float">
            <text:p>16935304831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83277" calcext:value-type="float">
            <text:p>16935304832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83377" calcext:value-type="float">
            <text:p>16935304833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83477" calcext:value-type="float">
            <text:p>16935304834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83577" calcext:value-type="float">
            <text:p>16935304835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483677" calcext:value-type="float">
            <text:p>16935304836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83777" calcext:value-type="float">
            <text:p>16935304837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83877" calcext:value-type="float">
            <text:p>16935304838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483977" calcext:value-type="float">
            <text:p>16935304839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84077" calcext:value-type="float">
            <text:p>16935304840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84177" calcext:value-type="float">
            <text:p>16935304841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84277" calcext:value-type="float">
            <text:p>16935304842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484377" calcext:value-type="float">
            <text:p>16935304843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484477" calcext:value-type="float">
            <text:p>16935304844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84577" calcext:value-type="float">
            <text:p>16935304845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84677" calcext:value-type="float">
            <text:p>16935304846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84777" calcext:value-type="float">
            <text:p>16935304847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84877" calcext:value-type="float">
            <text:p>16935304848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85077" calcext:value-type="float">
            <text:p>16935304850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85177" calcext:value-type="float">
            <text:p>16935304851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85277" calcext:value-type="float">
            <text:p>16935304852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85377" calcext:value-type="float">
            <text:p>16935304853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85477" calcext:value-type="float">
            <text:p>16935304854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85577" calcext:value-type="float">
            <text:p>16935304855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85677" calcext:value-type="float">
            <text:p>16935304856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85777" calcext:value-type="float">
            <text:p>16935304857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85877" calcext:value-type="float">
            <text:p>16935304858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85977" calcext:value-type="float">
            <text:p>16935304859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486077" calcext:value-type="float">
            <text:p>16935304860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86177" calcext:value-type="float">
            <text:p>16935304861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86277" calcext:value-type="float">
            <text:p>16935304862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86377" calcext:value-type="float">
            <text:p>16935304863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86477" calcext:value-type="float">
            <text:p>16935304864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86577" calcext:value-type="float">
            <text:p>16935304865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86677" calcext:value-type="float">
            <text:p>16935304866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86777" calcext:value-type="float">
            <text:p>16935304867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86877" calcext:value-type="float">
            <text:p>16935304868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86977" calcext:value-type="float">
            <text:p>16935304869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87077" calcext:value-type="float">
            <text:p>16935304870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87177" calcext:value-type="float">
            <text:p>16935304871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87277" calcext:value-type="float">
            <text:p>16935304872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87377" calcext:value-type="float">
            <text:p>16935304873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87477" calcext:value-type="float">
            <text:p>16935304874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87577" calcext:value-type="float">
            <text:p>16935304875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87677" calcext:value-type="float">
            <text:p>16935304876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87777" calcext:value-type="float">
            <text:p>16935304877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487877" calcext:value-type="float">
            <text:p>16935304878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87977" calcext:value-type="float">
            <text:p>16935304879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88077" calcext:value-type="float">
            <text:p>16935304880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88177" calcext:value-type="float">
            <text:p>16935304881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88277" calcext:value-type="float">
            <text:p>16935304882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6" calcext:value-type="float">
            <text:p>4,26</text:p>
          </table:table-cell>
          <table:table-cell office:value-type="float" office:value="1693530488377" calcext:value-type="float">
            <text:p>16935304883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488477" calcext:value-type="float">
            <text:p>16935304884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0488577" calcext:value-type="float">
            <text:p>16935304885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488677" calcext:value-type="float">
            <text:p>16935304886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5" calcext:value-type="float">
            <text:p>4,25</text:p>
          </table:table-cell>
          <table:table-cell office:value-type="float" office:value="1693530488777" calcext:value-type="float">
            <text:p>16935304887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88877" calcext:value-type="float">
            <text:p>16935304888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88977" calcext:value-type="float">
            <text:p>16935304889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5" calcext:value-type="float">
            <text:p>4,25</text:p>
          </table:table-cell>
          <table:table-cell office:value-type="float" office:value="1693530489077" calcext:value-type="float">
            <text:p>16935304890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89177" calcext:value-type="float">
            <text:p>16935304891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89277" calcext:value-type="float">
            <text:p>16935304892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489377" calcext:value-type="float">
            <text:p>16935304893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89477" calcext:value-type="float">
            <text:p>16935304894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89577" calcext:value-type="float">
            <text:p>16935304895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489677" calcext:value-type="float">
            <text:p>16935304896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89777" calcext:value-type="float">
            <text:p>16935304897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489877" calcext:value-type="float">
            <text:p>16935304898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89977" calcext:value-type="float">
            <text:p>16935304899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90077" calcext:value-type="float">
            <text:p>16935304900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90177" calcext:value-type="float">
            <text:p>16935304901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490277" calcext:value-type="float">
            <text:p>16935304902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90377" calcext:value-type="float">
            <text:p>16935304903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490477" calcext:value-type="float">
            <text:p>16935304904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0490577" calcext:value-type="float">
            <text:p>16935304905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90677" calcext:value-type="float">
            <text:p>16935304906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90777" calcext:value-type="float">
            <text:p>16935304907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0490877" calcext:value-type="float">
            <text:p>16935304908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90977" calcext:value-type="float">
            <text:p>16935304909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91077" calcext:value-type="float">
            <text:p>16935304910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91177" calcext:value-type="float">
            <text:p>16935304911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91277" calcext:value-type="float">
            <text:p>16935304912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91377" calcext:value-type="float">
            <text:p>16935304913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91477" calcext:value-type="float">
            <text:p>16935304914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91577" calcext:value-type="float">
            <text:p>16935304915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91677" calcext:value-type="float">
            <text:p>16935304916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91777" calcext:value-type="float">
            <text:p>16935304917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91877" calcext:value-type="float">
            <text:p>16935304918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91977" calcext:value-type="float">
            <text:p>16935304919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92077" calcext:value-type="float">
            <text:p>16935304920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92177" calcext:value-type="float">
            <text:p>16935304921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92277" calcext:value-type="float">
            <text:p>16935304922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92377" calcext:value-type="float">
            <text:p>16935304923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492477" calcext:value-type="float">
            <text:p>16935304924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92577" calcext:value-type="float">
            <text:p>16935304925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0492677" calcext:value-type="float">
            <text:p>16935304926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92777" calcext:value-type="float">
            <text:p>16935304927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492877" calcext:value-type="float">
            <text:p>16935304928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492977" calcext:value-type="float">
            <text:p>16935304929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93077" calcext:value-type="float">
            <text:p>16935304930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93177" calcext:value-type="float">
            <text:p>16935304931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93277" calcext:value-type="float">
            <text:p>16935304932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93377" calcext:value-type="float">
            <text:p>16935304933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93477" calcext:value-type="float">
            <text:p>16935304934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93577" calcext:value-type="float">
            <text:p>16935304935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93677" calcext:value-type="float">
            <text:p>16935304936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93777" calcext:value-type="float">
            <text:p>16935304937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493877" calcext:value-type="float">
            <text:p>16935304938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493977" calcext:value-type="float">
            <text:p>16935304939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94077" calcext:value-type="float">
            <text:p>16935304940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94177" calcext:value-type="float">
            <text:p>16935304941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94277" calcext:value-type="float">
            <text:p>16935304942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94377" calcext:value-type="float">
            <text:p>16935304943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0494477" calcext:value-type="float">
            <text:p>16935304944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494577" calcext:value-type="float">
            <text:p>16935304945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94677" calcext:value-type="float">
            <text:p>16935304946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94777" calcext:value-type="float">
            <text:p>16935304947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94877" calcext:value-type="float">
            <text:p>16935304948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94977" calcext:value-type="float">
            <text:p>16935304949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95077" calcext:value-type="float">
            <text:p>16935304950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495177" calcext:value-type="float">
            <text:p>16935304951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6" calcext:value-type="float">
            <text:p>4,26</text:p>
          </table:table-cell>
          <table:table-cell office:value-type="float" office:value="1693530495277" calcext:value-type="float">
            <text:p>16935304952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95377" calcext:value-type="float">
            <text:p>16935304953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95477" calcext:value-type="float">
            <text:p>16935304954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95577" calcext:value-type="float">
            <text:p>16935304955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95677" calcext:value-type="float">
            <text:p>16935304956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95777" calcext:value-type="float">
            <text:p>16935304957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95877" calcext:value-type="float">
            <text:p>16935304958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495977" calcext:value-type="float">
            <text:p>16935304959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0496077" calcext:value-type="float">
            <text:p>16935304960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496177" calcext:value-type="float">
            <text:p>16935304961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5" calcext:value-type="float">
            <text:p>4,25</text:p>
          </table:table-cell>
          <table:table-cell office:value-type="float" office:value="1693530496277" calcext:value-type="float">
            <text:p>16935304962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96377" calcext:value-type="float">
            <text:p>16935304963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96477" calcext:value-type="float">
            <text:p>16935304964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7" calcext:value-type="float">
            <text:p>4,27</text:p>
          </table:table-cell>
          <table:table-cell office:value-type="float" office:value="1693530496577" calcext:value-type="float">
            <text:p>16935304965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96677" calcext:value-type="float">
            <text:p>16935304966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8" calcext:value-type="float">
            <text:p>4,28</text:p>
          </table:table-cell>
          <table:table-cell office:value-type="float" office:value="1693530496777" calcext:value-type="float">
            <text:p>16935304967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5" calcext:value-type="float">
            <text:p>4,25</text:p>
          </table:table-cell>
          <table:table-cell office:value-type="float" office:value="1693530496877" calcext:value-type="float">
            <text:p>16935304968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96977" calcext:value-type="float">
            <text:p>16935304969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97077" calcext:value-type="float">
            <text:p>16935304970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8" calcext:value-type="float">
            <text:p>4,28</text:p>
          </table:table-cell>
          <table:table-cell office:value-type="float" office:value="1693530497177" calcext:value-type="float">
            <text:p>16935304971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97277" calcext:value-type="float">
            <text:p>16935304972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6" calcext:value-type="float">
            <text:p>4,26</text:p>
          </table:table-cell>
          <table:table-cell office:value-type="float" office:value="1693530497377" calcext:value-type="float">
            <text:p>16935304973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97477" calcext:value-type="float">
            <text:p>16935304974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497577" calcext:value-type="float">
            <text:p>16935304975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97677" calcext:value-type="float">
            <text:p>16935304976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0497777" calcext:value-type="float">
            <text:p>16935304977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97877" calcext:value-type="float">
            <text:p>16935304978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497977" calcext:value-type="float">
            <text:p>16935304979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98077" calcext:value-type="float">
            <text:p>16935304980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498177" calcext:value-type="float">
            <text:p>16935304981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6" calcext:value-type="float">
            <text:p>4,26</text:p>
          </table:table-cell>
          <table:table-cell office:value-type="float" office:value="1693530498277" calcext:value-type="float">
            <text:p>16935304982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498377" calcext:value-type="float">
            <text:p>16935304983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498477" calcext:value-type="float">
            <text:p>16935304984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98577" calcext:value-type="float">
            <text:p>16935304985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98677" calcext:value-type="float">
            <text:p>16935304986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498777" calcext:value-type="float">
            <text:p>16935304987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98877" calcext:value-type="float">
            <text:p>16935304988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98977" calcext:value-type="float">
            <text:p>16935304989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99077" calcext:value-type="float">
            <text:p>16935304990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99177" calcext:value-type="float">
            <text:p>16935304991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99277" calcext:value-type="float">
            <text:p>16935304992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499377" calcext:value-type="float">
            <text:p>16935304993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499477" calcext:value-type="float">
            <text:p>16935304994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499577" calcext:value-type="float">
            <text:p>16935304995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499677" calcext:value-type="float">
            <text:p>16935304996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499777" calcext:value-type="float">
            <text:p>16935304997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0499877" calcext:value-type="float">
            <text:p>16935304998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499977" calcext:value-type="float">
            <text:p>16935304999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00077" calcext:value-type="float">
            <text:p>16935305000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00177" calcext:value-type="float">
            <text:p>16935305001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00277" calcext:value-type="float">
            <text:p>16935305002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00377" calcext:value-type="float">
            <text:p>16935305003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00478" calcext:value-type="float">
            <text:p>16935305004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00577" calcext:value-type="float">
            <text:p>16935305005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00677" calcext:value-type="float">
            <text:p>16935305006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00777" calcext:value-type="float">
            <text:p>16935305007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500877" calcext:value-type="float">
            <text:p>16935305008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500977" calcext:value-type="float">
            <text:p>16935305009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01077" calcext:value-type="float">
            <text:p>16935305010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01177" calcext:value-type="float">
            <text:p>16935305011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01277" calcext:value-type="float">
            <text:p>16935305012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01377" calcext:value-type="float">
            <text:p>16935305013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01477" calcext:value-type="float">
            <text:p>16935305014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01577" calcext:value-type="float">
            <text:p>16935305015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501677" calcext:value-type="float">
            <text:p>16935305016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01777" calcext:value-type="float">
            <text:p>16935305017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01877" calcext:value-type="float">
            <text:p>16935305018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01977" calcext:value-type="float">
            <text:p>16935305019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02077" calcext:value-type="float">
            <text:p>16935305020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02177" calcext:value-type="float">
            <text:p>16935305021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02277" calcext:value-type="float">
            <text:p>16935305022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5" calcext:value-type="float">
            <text:p>4,25</text:p>
          </table:table-cell>
          <table:table-cell office:value-type="float" office:value="1693530502377" calcext:value-type="float">
            <text:p>16935305023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02477" calcext:value-type="float">
            <text:p>16935305024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02577" calcext:value-type="float">
            <text:p>16935305025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502677" calcext:value-type="float">
            <text:p>16935305026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02777" calcext:value-type="float">
            <text:p>16935305027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5" calcext:value-type="float">
            <text:p>4,25</text:p>
          </table:table-cell>
          <table:table-cell office:value-type="float" office:value="1693530502877" calcext:value-type="float">
            <text:p>16935305028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502977" calcext:value-type="float">
            <text:p>16935305029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03077" calcext:value-type="float">
            <text:p>16935305030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03177" calcext:value-type="float">
            <text:p>16935305031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03277" calcext:value-type="float">
            <text:p>16935305032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03377" calcext:value-type="float">
            <text:p>16935305033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03477" calcext:value-type="float">
            <text:p>16935305034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7" calcext:value-type="float">
            <text:p>4,27</text:p>
          </table:table-cell>
          <table:table-cell office:value-type="float" office:value="1693530503577" calcext:value-type="float">
            <text:p>16935305035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03677" calcext:value-type="float">
            <text:p>16935305036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03777" calcext:value-type="float">
            <text:p>16935305037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03877" calcext:value-type="float">
            <text:p>16935305038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503977" calcext:value-type="float">
            <text:p>16935305039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04077" calcext:value-type="float">
            <text:p>16935305040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04177" calcext:value-type="float">
            <text:p>16935305041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04277" calcext:value-type="float">
            <text:p>16935305042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504377" calcext:value-type="float">
            <text:p>16935305043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04477" calcext:value-type="float">
            <text:p>16935305044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504577" calcext:value-type="float">
            <text:p>16935305045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04677" calcext:value-type="float">
            <text:p>16935305046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04777" calcext:value-type="float">
            <text:p>16935305047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04877" calcext:value-type="float">
            <text:p>16935305048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04977" calcext:value-type="float">
            <text:p>16935305049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05077" calcext:value-type="float">
            <text:p>16935305050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05178" calcext:value-type="float">
            <text:p>16935305051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05277" calcext:value-type="float">
            <text:p>16935305052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05377" calcext:value-type="float">
            <text:p>16935305053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05477" calcext:value-type="float">
            <text:p>16935305054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05577" calcext:value-type="float">
            <text:p>16935305055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05677" calcext:value-type="float">
            <text:p>16935305056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05777" calcext:value-type="float">
            <text:p>16935305057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05877" calcext:value-type="float">
            <text:p>16935305058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05977" calcext:value-type="float">
            <text:p>16935305059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06077" calcext:value-type="float">
            <text:p>16935305060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506177" calcext:value-type="float">
            <text:p>16935305061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06277" calcext:value-type="float">
            <text:p>16935305062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506377" calcext:value-type="float">
            <text:p>16935305063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06477" calcext:value-type="float">
            <text:p>16935305064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06577" calcext:value-type="float">
            <text:p>16935305065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06677" calcext:value-type="float">
            <text:p>16935305066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506777" calcext:value-type="float">
            <text:p>16935305067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0506877" calcext:value-type="float">
            <text:p>16935305068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0506977" calcext:value-type="float">
            <text:p>16935305069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07077" calcext:value-type="float">
            <text:p>16935305070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07177" calcext:value-type="float">
            <text:p>16935305071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0507277" calcext:value-type="float">
            <text:p>16935305072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0507377" calcext:value-type="float">
            <text:p>16935305073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507477" calcext:value-type="float">
            <text:p>16935305074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07577" calcext:value-type="float">
            <text:p>16935305075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6" calcext:value-type="float">
            <text:p>4,26</text:p>
          </table:table-cell>
          <table:table-cell office:value-type="float" office:value="1693530507677" calcext:value-type="float">
            <text:p>16935305076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507777" calcext:value-type="float">
            <text:p>16935305077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07877" calcext:value-type="float">
            <text:p>16935305078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507977" calcext:value-type="float">
            <text:p>16935305079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08077" calcext:value-type="float">
            <text:p>16935305080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08177" calcext:value-type="float">
            <text:p>16935305081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08277" calcext:value-type="float">
            <text:p>16935305082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0508377" calcext:value-type="float">
            <text:p>16935305083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08477" calcext:value-type="float">
            <text:p>16935305084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0508577" calcext:value-type="float">
            <text:p>16935305085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0508677" calcext:value-type="float">
            <text:p>16935305086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08777" calcext:value-type="float">
            <text:p>16935305087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0508877" calcext:value-type="float">
            <text:p>16935305088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08977" calcext:value-type="float">
            <text:p>16935305089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09077" calcext:value-type="float">
            <text:p>16935305090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09177" calcext:value-type="float">
            <text:p>16935305091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509277" calcext:value-type="float">
            <text:p>16935305092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09377" calcext:value-type="float">
            <text:p>16935305093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09477" calcext:value-type="float">
            <text:p>16935305094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09577" calcext:value-type="float">
            <text:p>16935305095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09677" calcext:value-type="float">
            <text:p>16935305096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09777" calcext:value-type="float">
            <text:p>16935305097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09877" calcext:value-type="float">
            <text:p>16935305098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09977" calcext:value-type="float">
            <text:p>16935305099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10077" calcext:value-type="float">
            <text:p>16935305100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10177" calcext:value-type="float">
            <text:p>16935305101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10277" calcext:value-type="float">
            <text:p>16935305102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10377" calcext:value-type="float">
            <text:p>16935305103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510478" calcext:value-type="float">
            <text:p>16935305104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510577" calcext:value-type="float">
            <text:p>16935305105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10677" calcext:value-type="float">
            <text:p>16935305106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10777" calcext:value-type="float">
            <text:p>16935305107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10877" calcext:value-type="float">
            <text:p>16935305108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10977" calcext:value-type="float">
            <text:p>16935305109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11077" calcext:value-type="float">
            <text:p>16935305110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511177" calcext:value-type="float">
            <text:p>16935305111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11277" calcext:value-type="float">
            <text:p>16935305112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511377" calcext:value-type="float">
            <text:p>16935305113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11477" calcext:value-type="float">
            <text:p>16935305114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11577" calcext:value-type="float">
            <text:p>16935305115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11677" calcext:value-type="float">
            <text:p>16935305116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11777" calcext:value-type="float">
            <text:p>16935305117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511877" calcext:value-type="float">
            <text:p>16935305118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511977" calcext:value-type="float">
            <text:p>16935305119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12077" calcext:value-type="float">
            <text:p>16935305120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12177" calcext:value-type="float">
            <text:p>16935305121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12277" calcext:value-type="float">
            <text:p>16935305122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12377" calcext:value-type="float">
            <text:p>16935305123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12477" calcext:value-type="float">
            <text:p>16935305124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12577" calcext:value-type="float">
            <text:p>16935305125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12677" calcext:value-type="float">
            <text:p>16935305126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512777" calcext:value-type="float">
            <text:p>16935305127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12877" calcext:value-type="float">
            <text:p>16935305128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12977" calcext:value-type="float">
            <text:p>16935305129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13077" calcext:value-type="float">
            <text:p>16935305130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13177" calcext:value-type="float">
            <text:p>16935305131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13277" calcext:value-type="float">
            <text:p>16935305132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13377" calcext:value-type="float">
            <text:p>16935305133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13477" calcext:value-type="float">
            <text:p>16935305134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13577" calcext:value-type="float">
            <text:p>16935305135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513677" calcext:value-type="float">
            <text:p>16935305136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13777" calcext:value-type="float">
            <text:p>16935305137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13877" calcext:value-type="float">
            <text:p>16935305138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13977" calcext:value-type="float">
            <text:p>16935305139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14077" calcext:value-type="float">
            <text:p>16935305140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514177" calcext:value-type="float">
            <text:p>16935305141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14277" calcext:value-type="float">
            <text:p>16935305142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14377" calcext:value-type="float">
            <text:p>16935305143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14477" calcext:value-type="float">
            <text:p>16935305144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514577" calcext:value-type="float">
            <text:p>16935305145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14677" calcext:value-type="float">
            <text:p>16935305146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14777" calcext:value-type="float">
            <text:p>16935305147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14877" calcext:value-type="float">
            <text:p>16935305148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14977" calcext:value-type="float">
            <text:p>16935305149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15077" calcext:value-type="float">
            <text:p>16935305150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15178" calcext:value-type="float">
            <text:p>16935305151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15277" calcext:value-type="float">
            <text:p>16935305152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15377" calcext:value-type="float">
            <text:p>16935305153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15478" calcext:value-type="float">
            <text:p>16935305154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15577" calcext:value-type="float">
            <text:p>16935305155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15677" calcext:value-type="float">
            <text:p>16935305156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515777" calcext:value-type="float">
            <text:p>16935305157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15877" calcext:value-type="float">
            <text:p>16935305158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15977" calcext:value-type="float">
            <text:p>16935305159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16077" calcext:value-type="float">
            <text:p>16935305160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16177" calcext:value-type="float">
            <text:p>16935305161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6" calcext:value-type="float">
            <text:p>4,26</text:p>
          </table:table-cell>
          <table:table-cell office:value-type="float" office:value="1693530516277" calcext:value-type="float">
            <text:p>16935305162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16377" calcext:value-type="float">
            <text:p>16935305163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16477" calcext:value-type="float">
            <text:p>16935305164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16577" calcext:value-type="float">
            <text:p>16935305165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6" calcext:value-type="float">
            <text:p>4,26</text:p>
          </table:table-cell>
          <table:table-cell office:value-type="float" office:value="1693530516677" calcext:value-type="float">
            <text:p>16935305166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16777" calcext:value-type="float">
            <text:p>16935305167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516877" calcext:value-type="float">
            <text:p>16935305168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16977" calcext:value-type="float">
            <text:p>16935305169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17078" calcext:value-type="float">
            <text:p>16935305170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517177" calcext:value-type="float">
            <text:p>16935305171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17277" calcext:value-type="float">
            <text:p>16935305172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17378" calcext:value-type="float">
            <text:p>16935305173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517477" calcext:value-type="float">
            <text:p>16935305174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17577" calcext:value-type="float">
            <text:p>16935305175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17677" calcext:value-type="float">
            <text:p>16935305176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17777" calcext:value-type="float">
            <text:p>16935305177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17877" calcext:value-type="float">
            <text:p>16935305178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17977" calcext:value-type="float">
            <text:p>16935305179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18077" calcext:value-type="float">
            <text:p>16935305180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18178" calcext:value-type="float">
            <text:p>16935305181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18278" calcext:value-type="float">
            <text:p>16935305182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18377" calcext:value-type="float">
            <text:p>16935305183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18478" calcext:value-type="float">
            <text:p>16935305184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18577" calcext:value-type="float">
            <text:p>16935305185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18677" calcext:value-type="float">
            <text:p>16935305186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6" calcext:value-type="float">
            <text:p>4,26</text:p>
          </table:table-cell>
          <table:table-cell office:value-type="float" office:value="1693530518778" calcext:value-type="float">
            <text:p>16935305187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18877" calcext:value-type="float">
            <text:p>16935305188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518977" calcext:value-type="float">
            <text:p>16935305189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19077" calcext:value-type="float">
            <text:p>16935305190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19178" calcext:value-type="float">
            <text:p>16935305191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19277" calcext:value-type="float">
            <text:p>16935305192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19377" calcext:value-type="float">
            <text:p>16935305193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19477" calcext:value-type="float">
            <text:p>16935305194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519577" calcext:value-type="float">
            <text:p>16935305195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19678" calcext:value-type="float">
            <text:p>16935305196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19777" calcext:value-type="float">
            <text:p>16935305197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19877" calcext:value-type="float">
            <text:p>16935305198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19978" calcext:value-type="float">
            <text:p>16935305199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20078" calcext:value-type="float">
            <text:p>16935305200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20178" calcext:value-type="float">
            <text:p>16935305201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20277" calcext:value-type="float">
            <text:p>16935305202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20378" calcext:value-type="float">
            <text:p>16935305203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20478" calcext:value-type="float">
            <text:p>16935305204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20577" calcext:value-type="float">
            <text:p>16935305205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20678" calcext:value-type="float">
            <text:p>16935305206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20778" calcext:value-type="float">
            <text:p>16935305207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20878" calcext:value-type="float">
            <text:p>16935305208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20977" calcext:value-type="float">
            <text:p>16935305209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21078" calcext:value-type="float">
            <text:p>16935305210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521178" calcext:value-type="float">
            <text:p>16935305211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21278" calcext:value-type="float">
            <text:p>16935305212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21377" calcext:value-type="float">
            <text:p>16935305213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21478" calcext:value-type="float">
            <text:p>16935305214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21578" calcext:value-type="float">
            <text:p>16935305215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21678" calcext:value-type="float">
            <text:p>16935305216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521778" calcext:value-type="float">
            <text:p>16935305217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21878" calcext:value-type="float">
            <text:p>16935305218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21978" calcext:value-type="float">
            <text:p>16935305219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22077" calcext:value-type="float">
            <text:p>16935305220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22178" calcext:value-type="float">
            <text:p>16935305221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22278" calcext:value-type="float">
            <text:p>16935305222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22378" calcext:value-type="float">
            <text:p>16935305223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522478" calcext:value-type="float">
            <text:p>16935305224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22578" calcext:value-type="float">
            <text:p>16935305225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22678" calcext:value-type="float">
            <text:p>16935305226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22778" calcext:value-type="float">
            <text:p>16935305227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522878" calcext:value-type="float">
            <text:p>16935305228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522978" calcext:value-type="float">
            <text:p>16935305229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23078" calcext:value-type="float">
            <text:p>16935305230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23178" calcext:value-type="float">
            <text:p>16935305231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23278" calcext:value-type="float">
            <text:p>16935305232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23377" calcext:value-type="float">
            <text:p>169353052337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23478" calcext:value-type="float">
            <text:p>16935305234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23578" calcext:value-type="float">
            <text:p>16935305235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23678" calcext:value-type="float">
            <text:p>16935305236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23778" calcext:value-type="float">
            <text:p>16935305237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23878" calcext:value-type="float">
            <text:p>16935305238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23978" calcext:value-type="float">
            <text:p>16935305239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24078" calcext:value-type="float">
            <text:p>16935305240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24178" calcext:value-type="float">
            <text:p>16935305241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24278" calcext:value-type="float">
            <text:p>16935305242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24378" calcext:value-type="float">
            <text:p>16935305243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24478" calcext:value-type="float">
            <text:p>16935305244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24578" calcext:value-type="float">
            <text:p>16935305245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24678" calcext:value-type="float">
            <text:p>16935305246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24778" calcext:value-type="float">
            <text:p>16935305247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24878" calcext:value-type="float">
            <text:p>16935305248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0524978" calcext:value-type="float">
            <text:p>16935305249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525078" calcext:value-type="float">
            <text:p>16935305250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25178" calcext:value-type="float">
            <text:p>16935305251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25278" calcext:value-type="float">
            <text:p>16935305252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25378" calcext:value-type="float">
            <text:p>16935305253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25478" calcext:value-type="float">
            <text:p>16935305254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25578" calcext:value-type="float">
            <text:p>16935305255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25678" calcext:value-type="float">
            <text:p>16935305256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25778" calcext:value-type="float">
            <text:p>16935305257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25878" calcext:value-type="float">
            <text:p>16935305258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25978" calcext:value-type="float">
            <text:p>16935305259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26078" calcext:value-type="float">
            <text:p>16935305260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26178" calcext:value-type="float">
            <text:p>16935305261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26278" calcext:value-type="float">
            <text:p>16935305262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26378" calcext:value-type="float">
            <text:p>16935305263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26478" calcext:value-type="float">
            <text:p>16935305264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26578" calcext:value-type="float">
            <text:p>16935305265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26678" calcext:value-type="float">
            <text:p>16935305266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26778" calcext:value-type="float">
            <text:p>16935305267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526878" calcext:value-type="float">
            <text:p>16935305268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26978" calcext:value-type="float">
            <text:p>16935305269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27078" calcext:value-type="float">
            <text:p>16935305270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27178" calcext:value-type="float">
            <text:p>16935305271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27278" calcext:value-type="float">
            <text:p>16935305272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27378" calcext:value-type="float">
            <text:p>16935305273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27478" calcext:value-type="float">
            <text:p>16935305274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27578" calcext:value-type="float">
            <text:p>16935305275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527678" calcext:value-type="float">
            <text:p>16935305276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27778" calcext:value-type="float">
            <text:p>16935305277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27878" calcext:value-type="float">
            <text:p>16935305278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27978" calcext:value-type="float">
            <text:p>16935305279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528078" calcext:value-type="float">
            <text:p>16935305280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28178" calcext:value-type="float">
            <text:p>16935305281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28278" calcext:value-type="float">
            <text:p>16935305282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28378" calcext:value-type="float">
            <text:p>16935305283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28478" calcext:value-type="float">
            <text:p>16935305284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28578" calcext:value-type="float">
            <text:p>16935305285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28678" calcext:value-type="float">
            <text:p>16935305286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28778" calcext:value-type="float">
            <text:p>16935305287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6" calcext:value-type="float">
            <text:p>4,26</text:p>
          </table:table-cell>
          <table:table-cell office:value-type="float" office:value="1693530528878" calcext:value-type="float">
            <text:p>16935305288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28978" calcext:value-type="float">
            <text:p>16935305289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529078" calcext:value-type="float">
            <text:p>16935305290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29178" calcext:value-type="float">
            <text:p>16935305291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529278" calcext:value-type="float">
            <text:p>16935305292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29378" calcext:value-type="float">
            <text:p>16935305293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29478" calcext:value-type="float">
            <text:p>16935305294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529578" calcext:value-type="float">
            <text:p>16935305295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6" calcext:value-type="float">
            <text:p>4,26</text:p>
          </table:table-cell>
          <table:table-cell office:value-type="float" office:value="1693530529678" calcext:value-type="float">
            <text:p>16935305296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29778" calcext:value-type="float">
            <text:p>16935305297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29878" calcext:value-type="float">
            <text:p>16935305298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29978" calcext:value-type="float">
            <text:p>16935305299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30078" calcext:value-type="float">
            <text:p>16935305300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5" calcext:value-type="float">
            <text:p>4,25</text:p>
          </table:table-cell>
          <table:table-cell office:value-type="float" office:value="1693530530178" calcext:value-type="float">
            <text:p>16935305301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30278" calcext:value-type="float">
            <text:p>16935305302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30378" calcext:value-type="float">
            <text:p>16935305303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30478" calcext:value-type="float">
            <text:p>16935305304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30578" calcext:value-type="float">
            <text:p>16935305305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30678" calcext:value-type="float">
            <text:p>16935305306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30778" calcext:value-type="float">
            <text:p>16935305307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30878" calcext:value-type="float">
            <text:p>16935305308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30978" calcext:value-type="float">
            <text:p>16935305309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31078" calcext:value-type="float">
            <text:p>16935305310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31178" calcext:value-type="float">
            <text:p>16935305311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31278" calcext:value-type="float">
            <text:p>16935305312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31378" calcext:value-type="float">
            <text:p>16935305313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31478" calcext:value-type="float">
            <text:p>16935305314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0531678" calcext:value-type="float">
            <text:p>16935305316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31778" calcext:value-type="float">
            <text:p>16935305317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31878" calcext:value-type="float">
            <text:p>16935305318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31978" calcext:value-type="float">
            <text:p>16935305319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32078" calcext:value-type="float">
            <text:p>16935305320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32178" calcext:value-type="float">
            <text:p>16935305321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5" calcext:value-type="float">
            <text:p>4,25</text:p>
          </table:table-cell>
          <table:table-cell office:value-type="float" office:value="1693530532278" calcext:value-type="float">
            <text:p>16935305322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32378" calcext:value-type="float">
            <text:p>16935305323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5" calcext:value-type="float">
            <text:p>4,25</text:p>
          </table:table-cell>
          <table:table-cell office:value-type="float" office:value="1693530532478" calcext:value-type="float">
            <text:p>16935305324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32578" calcext:value-type="float">
            <text:p>16935305325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32678" calcext:value-type="float">
            <text:p>16935305326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32778" calcext:value-type="float">
            <text:p>16935305327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32878" calcext:value-type="float">
            <text:p>16935305328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32978" calcext:value-type="float">
            <text:p>16935305329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33078" calcext:value-type="float">
            <text:p>16935305330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33178" calcext:value-type="float">
            <text:p>16935305331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533278" calcext:value-type="float">
            <text:p>16935305332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33378" calcext:value-type="float">
            <text:p>16935305333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33478" calcext:value-type="float">
            <text:p>16935305334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33578" calcext:value-type="float">
            <text:p>16935305335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33678" calcext:value-type="float">
            <text:p>16935305336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33778" calcext:value-type="float">
            <text:p>16935305337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533878" calcext:value-type="float">
            <text:p>16935305338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33978" calcext:value-type="float">
            <text:p>16935305339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534078" calcext:value-type="float">
            <text:p>16935305340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34178" calcext:value-type="float">
            <text:p>16935305341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34278" calcext:value-type="float">
            <text:p>16935305342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34378" calcext:value-type="float">
            <text:p>16935305343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34478" calcext:value-type="float">
            <text:p>16935305344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34578" calcext:value-type="float">
            <text:p>16935305345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34678" calcext:value-type="float">
            <text:p>16935305346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34778" calcext:value-type="float">
            <text:p>16935305347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34878" calcext:value-type="float">
            <text:p>16935305348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34978" calcext:value-type="float">
            <text:p>16935305349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5" calcext:value-type="float">
            <text:p>4,25</text:p>
          </table:table-cell>
          <table:table-cell office:value-type="float" office:value="1693530535078" calcext:value-type="float">
            <text:p>16935305350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35178" calcext:value-type="float">
            <text:p>16935305351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35278" calcext:value-type="float">
            <text:p>16935305352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35378" calcext:value-type="float">
            <text:p>16935305353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0535478" calcext:value-type="float">
            <text:p>16935305354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535579" calcext:value-type="float">
            <text:p>169353053557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535678" calcext:value-type="float">
            <text:p>16935305356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35778" calcext:value-type="float">
            <text:p>16935305357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5" calcext:value-type="float">
            <text:p>4,25</text:p>
          </table:table-cell>
          <table:table-cell office:value-type="float" office:value="1693530535878" calcext:value-type="float">
            <text:p>16935305358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35978" calcext:value-type="float">
            <text:p>16935305359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536078" calcext:value-type="float">
            <text:p>16935305360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36178" calcext:value-type="float">
            <text:p>16935305361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36278" calcext:value-type="float">
            <text:p>16935305362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36378" calcext:value-type="float">
            <text:p>16935305363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36478" calcext:value-type="float">
            <text:p>16935305364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36578" calcext:value-type="float">
            <text:p>16935305365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36678" calcext:value-type="float">
            <text:p>16935305366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36778" calcext:value-type="float">
            <text:p>16935305367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36878" calcext:value-type="float">
            <text:p>16935305368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36978" calcext:value-type="float">
            <text:p>16935305369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37078" calcext:value-type="float">
            <text:p>16935305370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5" calcext:value-type="float">
            <text:p>4,25</text:p>
          </table:table-cell>
          <table:table-cell office:value-type="float" office:value="1693530537178" calcext:value-type="float">
            <text:p>16935305371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37278" calcext:value-type="float">
            <text:p>16935305372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37378" calcext:value-type="float">
            <text:p>16935305373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37478" calcext:value-type="float">
            <text:p>16935305374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37578" calcext:value-type="float">
            <text:p>16935305375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37678" calcext:value-type="float">
            <text:p>16935305376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37778" calcext:value-type="float">
            <text:p>16935305377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37878" calcext:value-type="float">
            <text:p>16935305378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537978" calcext:value-type="float">
            <text:p>16935305379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38078" calcext:value-type="float">
            <text:p>16935305380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538178" calcext:value-type="float">
            <text:p>16935305381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538278" calcext:value-type="float">
            <text:p>16935305382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38378" calcext:value-type="float">
            <text:p>16935305383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38478" calcext:value-type="float">
            <text:p>16935305384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38578" calcext:value-type="float">
            <text:p>16935305385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38678" calcext:value-type="float">
            <text:p>16935305386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38778" calcext:value-type="float">
            <text:p>16935305387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38878" calcext:value-type="float">
            <text:p>16935305388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38978" calcext:value-type="float">
            <text:p>16935305389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39078" calcext:value-type="float">
            <text:p>16935305390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39178" calcext:value-type="float">
            <text:p>16935305391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39278" calcext:value-type="float">
            <text:p>16935305392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539378" calcext:value-type="float">
            <text:p>16935305393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39478" calcext:value-type="float">
            <text:p>16935305394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39578" calcext:value-type="float">
            <text:p>16935305395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39678" calcext:value-type="float">
            <text:p>16935305396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39778" calcext:value-type="float">
            <text:p>16935305397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39878" calcext:value-type="float">
            <text:p>16935305398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39978" calcext:value-type="float">
            <text:p>16935305399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40078" calcext:value-type="float">
            <text:p>16935305400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40178" calcext:value-type="float">
            <text:p>16935305401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5" calcext:value-type="float">
            <text:p>4,25</text:p>
          </table:table-cell>
          <table:table-cell office:value-type="float" office:value="1693530540278" calcext:value-type="float">
            <text:p>16935305402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40378" calcext:value-type="float">
            <text:p>16935305403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40478" calcext:value-type="float">
            <text:p>16935305404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40578" calcext:value-type="float">
            <text:p>16935305405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540678" calcext:value-type="float">
            <text:p>16935305406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40778" calcext:value-type="float">
            <text:p>16935305407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40878" calcext:value-type="float">
            <text:p>16935305408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40978" calcext:value-type="float">
            <text:p>16935305409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41078" calcext:value-type="float">
            <text:p>16935305410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41178" calcext:value-type="float">
            <text:p>16935305411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41278" calcext:value-type="float">
            <text:p>16935305412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41478" calcext:value-type="float">
            <text:p>16935305414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41578" calcext:value-type="float">
            <text:p>16935305415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41678" calcext:value-type="float">
            <text:p>16935305416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41778" calcext:value-type="float">
            <text:p>16935305417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5" calcext:value-type="float">
            <text:p>4,25</text:p>
          </table:table-cell>
          <table:table-cell office:value-type="float" office:value="1693530541878" calcext:value-type="float">
            <text:p>16935305418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41978" calcext:value-type="float">
            <text:p>16935305419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42078" calcext:value-type="float">
            <text:p>16935305420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42178" calcext:value-type="float">
            <text:p>16935305421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542278" calcext:value-type="float">
            <text:p>16935305422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42378" calcext:value-type="float">
            <text:p>16935305423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42478" calcext:value-type="float">
            <text:p>16935305424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42578" calcext:value-type="float">
            <text:p>16935305425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42678" calcext:value-type="float">
            <text:p>16935305426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542778" calcext:value-type="float">
            <text:p>16935305427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42878" calcext:value-type="float">
            <text:p>16935305428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42978" calcext:value-type="float">
            <text:p>16935305429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43078" calcext:value-type="float">
            <text:p>16935305430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43178" calcext:value-type="float">
            <text:p>16935305431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543278" calcext:value-type="float">
            <text:p>16935305432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43378" calcext:value-type="float">
            <text:p>16935305433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43478" calcext:value-type="float">
            <text:p>16935305434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43578" calcext:value-type="float">
            <text:p>16935305435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43678" calcext:value-type="float">
            <text:p>16935305436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43778" calcext:value-type="float">
            <text:p>16935305437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43878" calcext:value-type="float">
            <text:p>16935305438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0543978" calcext:value-type="float">
            <text:p>16935305439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44078" calcext:value-type="float">
            <text:p>16935305440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544178" calcext:value-type="float">
            <text:p>16935305441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44278" calcext:value-type="float">
            <text:p>16935305442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44378" calcext:value-type="float">
            <text:p>16935305443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544478" calcext:value-type="float">
            <text:p>16935305444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44578" calcext:value-type="float">
            <text:p>16935305445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544678" calcext:value-type="float">
            <text:p>16935305446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6" calcext:value-type="float">
            <text:p>4,26</text:p>
          </table:table-cell>
          <table:table-cell office:value-type="float" office:value="1693530544778" calcext:value-type="float">
            <text:p>16935305447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44878" calcext:value-type="float">
            <text:p>16935305448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44978" calcext:value-type="float">
            <text:p>16935305449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45078" calcext:value-type="float">
            <text:p>16935305450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45178" calcext:value-type="float">
            <text:p>16935305451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45278" calcext:value-type="float">
            <text:p>16935305452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45378" calcext:value-type="float">
            <text:p>16935305453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45478" calcext:value-type="float">
            <text:p>16935305454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45578" calcext:value-type="float">
            <text:p>16935305455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45678" calcext:value-type="float">
            <text:p>16935305456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45778" calcext:value-type="float">
            <text:p>16935305457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545878" calcext:value-type="float">
            <text:p>16935305458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45978" calcext:value-type="float">
            <text:p>16935305459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546078" calcext:value-type="float">
            <text:p>16935305460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546178" calcext:value-type="float">
            <text:p>16935305461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546278" calcext:value-type="float">
            <text:p>16935305462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46378" calcext:value-type="float">
            <text:p>16935305463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546478" calcext:value-type="float">
            <text:p>16935305464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46578" calcext:value-type="float">
            <text:p>16935305465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46678" calcext:value-type="float">
            <text:p>16935305466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46778" calcext:value-type="float">
            <text:p>16935305467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46878" calcext:value-type="float">
            <text:p>16935305468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546978" calcext:value-type="float">
            <text:p>16935305469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47078" calcext:value-type="float">
            <text:p>16935305470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47178" calcext:value-type="float">
            <text:p>16935305471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47278" calcext:value-type="float">
            <text:p>16935305472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547378" calcext:value-type="float">
            <text:p>16935305473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47478" calcext:value-type="float">
            <text:p>16935305474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547578" calcext:value-type="float">
            <text:p>16935305475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47678" calcext:value-type="float">
            <text:p>16935305476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47778" calcext:value-type="float">
            <text:p>16935305477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47878" calcext:value-type="float">
            <text:p>16935305478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547978" calcext:value-type="float">
            <text:p>16935305479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48078" calcext:value-type="float">
            <text:p>16935305480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48178" calcext:value-type="float">
            <text:p>16935305481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48278" calcext:value-type="float">
            <text:p>16935305482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48378" calcext:value-type="float">
            <text:p>16935305483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48478" calcext:value-type="float">
            <text:p>16935305484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548578" calcext:value-type="float">
            <text:p>16935305485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48678" calcext:value-type="float">
            <text:p>16935305486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548778" calcext:value-type="float">
            <text:p>16935305487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0548878" calcext:value-type="float">
            <text:p>16935305488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548978" calcext:value-type="float">
            <text:p>16935305489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49078" calcext:value-type="float">
            <text:p>16935305490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49178" calcext:value-type="float">
            <text:p>16935305491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49278" calcext:value-type="float">
            <text:p>16935305492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49378" calcext:value-type="float">
            <text:p>16935305493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49478" calcext:value-type="float">
            <text:p>16935305494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49578" calcext:value-type="float">
            <text:p>16935305495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49678" calcext:value-type="float">
            <text:p>16935305496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49778" calcext:value-type="float">
            <text:p>16935305497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49878" calcext:value-type="float">
            <text:p>16935305498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49978" calcext:value-type="float">
            <text:p>16935305499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50078" calcext:value-type="float">
            <text:p>16935305500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50178" calcext:value-type="float">
            <text:p>16935305501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50278" calcext:value-type="float">
            <text:p>16935305502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50378" calcext:value-type="float">
            <text:p>16935305503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50478" calcext:value-type="float">
            <text:p>16935305504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50578" calcext:value-type="float">
            <text:p>16935305505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50678" calcext:value-type="float">
            <text:p>16935305506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50778" calcext:value-type="float">
            <text:p>16935305507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550878" calcext:value-type="float">
            <text:p>16935305508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50978" calcext:value-type="float">
            <text:p>16935305509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51078" calcext:value-type="float">
            <text:p>16935305510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51178" calcext:value-type="float">
            <text:p>16935305511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51278" calcext:value-type="float">
            <text:p>16935305512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51378" calcext:value-type="float">
            <text:p>16935305513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51478" calcext:value-type="float">
            <text:p>16935305514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51578" calcext:value-type="float">
            <text:p>16935305515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551678" calcext:value-type="float">
            <text:p>16935305516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51778" calcext:value-type="float">
            <text:p>16935305517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551878" calcext:value-type="float">
            <text:p>16935305518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51978" calcext:value-type="float">
            <text:p>16935305519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52078" calcext:value-type="float">
            <text:p>16935305520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6" calcext:value-type="float">
            <text:p>4,26</text:p>
          </table:table-cell>
          <table:table-cell office:value-type="float" office:value="1693530552178" calcext:value-type="float">
            <text:p>16935305521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52278" calcext:value-type="float">
            <text:p>16935305522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52378" calcext:value-type="float">
            <text:p>16935305523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52478" calcext:value-type="float">
            <text:p>16935305524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5" calcext:value-type="float">
            <text:p>4,25</text:p>
          </table:table-cell>
          <table:table-cell office:value-type="float" office:value="1693530552578" calcext:value-type="float">
            <text:p>16935305525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552678" calcext:value-type="float">
            <text:p>16935305526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552778" calcext:value-type="float">
            <text:p>16935305527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552878" calcext:value-type="float">
            <text:p>16935305528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52978" calcext:value-type="float">
            <text:p>16935305529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53078" calcext:value-type="float">
            <text:p>16935305530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53178" calcext:value-type="float">
            <text:p>16935305531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53278" calcext:value-type="float">
            <text:p>16935305532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553378" calcext:value-type="float">
            <text:p>16935305533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53478" calcext:value-type="float">
            <text:p>16935305534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53578" calcext:value-type="float">
            <text:p>16935305535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0553678" calcext:value-type="float">
            <text:p>16935305536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53778" calcext:value-type="float">
            <text:p>16935305537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553878" calcext:value-type="float">
            <text:p>16935305538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5" calcext:value-type="float">
            <text:p>4,25</text:p>
          </table:table-cell>
          <table:table-cell office:value-type="float" office:value="1693530553978" calcext:value-type="float">
            <text:p>16935305539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54078" calcext:value-type="float">
            <text:p>16935305540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554178" calcext:value-type="float">
            <text:p>16935305541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554278" calcext:value-type="float">
            <text:p>16935305542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0554378" calcext:value-type="float">
            <text:p>16935305543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54478" calcext:value-type="float">
            <text:p>16935305544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54578" calcext:value-type="float">
            <text:p>16935305545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54678" calcext:value-type="float">
            <text:p>16935305546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54778" calcext:value-type="float">
            <text:p>16935305547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54878" calcext:value-type="float">
            <text:p>16935305548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54978" calcext:value-type="float">
            <text:p>16935305549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0555078" calcext:value-type="float">
            <text:p>16935305550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55178" calcext:value-type="float">
            <text:p>16935305551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55278" calcext:value-type="float">
            <text:p>16935305552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55378" calcext:value-type="float">
            <text:p>16935305553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55479" calcext:value-type="float">
            <text:p>169353055547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55578" calcext:value-type="float">
            <text:p>16935305555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55678" calcext:value-type="float">
            <text:p>16935305556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55778" calcext:value-type="float">
            <text:p>16935305557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55878" calcext:value-type="float">
            <text:p>16935305558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55978" calcext:value-type="float">
            <text:p>16935305559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56078" calcext:value-type="float">
            <text:p>16935305560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56178" calcext:value-type="float">
            <text:p>16935305561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56278" calcext:value-type="float">
            <text:p>16935305562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6" calcext:value-type="float">
            <text:p>4,26</text:p>
          </table:table-cell>
          <table:table-cell office:value-type="float" office:value="1693530556378" calcext:value-type="float">
            <text:p>16935305563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56478" calcext:value-type="float">
            <text:p>16935305564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56578" calcext:value-type="float">
            <text:p>16935305565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56678" calcext:value-type="float">
            <text:p>16935305566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56780" calcext:value-type="float">
            <text:p>169353055678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56878" calcext:value-type="float">
            <text:p>16935305568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56978" calcext:value-type="float">
            <text:p>16935305569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0557078" calcext:value-type="float">
            <text:p>16935305570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557178" calcext:value-type="float">
            <text:p>16935305571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57278" calcext:value-type="float">
            <text:p>16935305572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57378" calcext:value-type="float">
            <text:p>16935305573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57478" calcext:value-type="float">
            <text:p>16935305574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0557578" calcext:value-type="float">
            <text:p>16935305575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57678" calcext:value-type="float">
            <text:p>16935305576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0557778" calcext:value-type="float">
            <text:p>16935305577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0557878" calcext:value-type="float">
            <text:p>16935305578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0557978" calcext:value-type="float">
            <text:p>16935305579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0558078" calcext:value-type="float">
            <text:p>169353055807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0558178" calcext:value-type="float">
            <text:p>16935305581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9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19T19:28:35.227148782</dc:date>
    <meta:editing-duration>PT22S</meta:editing-duration>
    <meta:editing-cycles>1</meta:editing-cycles>
    <meta:document-statistic meta:table-count="1" meta:cell-count="3687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3cm" svg:height="8.996cm" xlink:href=".." xlink:type="simple" chart:class="chart:line" chart:style-name="ch1">
        <chart:legend chart:legend-position="end" svg:x="14.279cm" svg:y="4.199cm" style:legend-expansion="high" chart:style-name="ch2"/>
        <chart:plot-area chart:style-name="ch3" table:cell-range-address="exp4p1.B1:exp4p1.B1229" chart:data-source-has-labels="row" svg:x="0.32cm" svg:y="0.179cm" svg:width="13.639cm" svg:height="8.638cm">
          <chartooo:coordinate-region svg:x="1.232cm" svg:y="0.179cm" svg:width="12.727cm" svg:height="7.3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xp4p1.B2:exp4p1.B1229" chart:label-cell-address="exp4p1.B1:exp4p1.B1" chart:class="chart:line">
            <chart:data-point chart:repeated="12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ge</text:p>
                <draw:g>
                  <svg:desc>exp4p1.B1:exp4p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21">
                <text:p>4.21</text:p>
                <draw:g>
                  <svg:desc>exp4p1.B2:exp4p1.B12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4.19">
                <text:p>4.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